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Avoid radios for sensitive communications Ensure proper training in radio usage Use code words if necessary Pre-program distress signals Carefully consider use of GPS tracking software Do not identify organisations or individuals over radio Never transmit security-related information or travel plans Set duress code 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